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97aa" officeooo:paragraph-rsid="000697aa" style:font-size-asian="20pt" style:font-size-complex="20pt"/>
    </style:style>
    <style:style style:name="P2" style:family="paragraph" style:parent-style-name="Standard" style:list-style-name="L1">
      <style:paragraph-properties fo:margin-top="0in" fo:margin-bottom="0in" loext:contextual-spacing="false" fo:line-height="100%" fo:orphans="0" fo:widows="0" style:writing-mode="lr-tb"/>
      <style:text-properties fo:font-size="20pt" fo:font-weight="normal" officeooo:paragraph-rsid="000697aa" style:font-size-asian="20pt" style:font-weight-asian="normal" style:font-size-complex="20pt" style:font-weight-complex="normal"/>
    </style:style>
    <style:style style:name="P3" style:family="paragraph" style:parent-style-name="Standard" style:list-style-name="L1">
      <style:paragraph-properties fo:margin-top="0in" fo:margin-bottom="0in" loext:contextual-spacing="false" fo:line-height="100%" fo:orphans="0" fo:widows="0" style:writing-mode="lr-tb"/>
      <style:text-properties fo:font-size="20pt" fo:font-weight="normal" officeooo:paragraph-rsid="000883c4" style:font-size-asian="20pt" style:font-weight-asian="normal" style:font-size-complex="20pt" style:font-weight-complex="normal"/>
    </style:style>
    <style:style style:name="P4" style:family="paragraph" style:parent-style-name="Standard" style:list-style-name="L1">
      <style:paragraph-properties fo:margin-top="0in" fo:margin-bottom="0in" loext:contextual-spacing="false" fo:line-height="100%" fo:orphans="0" fo:widows="0" style:writing-mode="lr-tb"/>
      <style:text-properties fo:font-size="20pt" fo:font-weight="normal" officeooo:rsid="015af0ad" officeooo:paragraph-rsid="000697aa" style:font-size-asian="20pt" style:font-weight-asian="normal" style:font-size-complex="20pt" style:font-weight-complex="normal"/>
    </style:style>
    <style:style style:name="P5" style:family="paragraph" style:parent-style-name="Standard" style:list-style-name="L1">
      <style:paragraph-properties fo:margin-top="0in" fo:margin-bottom="0in" loext:contextual-spacing="false" fo:line-height="100%" fo:orphans="0" fo:widows="0" style:writing-mode="lr-tb"/>
      <style:text-properties fo:font-size="20pt" fo:font-weight="normal" officeooo:rsid="015af0ad" officeooo:paragraph-rsid="000883c4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 fo:orphans="0" fo:widows="0" style:writing-mode="lr-tb"/>
      <style:text-properties style:font-name="Times New Roman" fo:font-size="20pt" fo:font-weight="normal" officeooo:rsid="01610fc9" officeooo:paragraph-rsid="000697aa" style:font-size-asian="20pt" style:font-weight-asian="normal" style:font-name-complex="Times New Roman1" style:font-size-complex="20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00%" fo:orphans="0" fo:widows="0" style:writing-mode="lr-tb"/>
      <style:text-properties style:font-name="Times New Roman" fo:font-size="20pt" fo:font-weight="normal" officeooo:rsid="01610fc9" officeooo:paragraph-rsid="000883c4" style:font-size-asian="20pt" style:font-weight-asian="normal" style:font-name-complex="Times New Roman1" style:font-size-complex="20pt" style:font-weight-complex="normal"/>
    </style:style>
    <style:style style:name="P8" style:family="paragraph" style:parent-style-name="Standard">
      <style:paragraph-properties fo:break-before="page"/>
      <style:text-properties fo:font-size="20pt" officeooo:rsid="000697aa" officeooo:paragraph-rsid="000883c4" style:font-size-asian="20pt" style:font-size-complex="20pt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fo:font-weight="bold" officeooo:rsid="01591173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0c14846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efcc12" style:font-weight-asian="bold" style:font-name-complex="Times New Roman1" style:font-weight-complex="bold"/>
    </style:style>
    <style:style style:name="T5" style:family="text">
      <style:text-properties style:font-name="Times New Roman" fo:font-weight="bold" officeooo:rsid="01127868" style:font-weight-asian="bold" style:font-name-complex="Times New Roman1" style:font-weight-complex="bold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1591173" style:font-name-complex="Times New Roman1"/>
    </style:style>
    <style:style style:name="T8" style:family="text">
      <style:text-properties style:font-name="Times New Roman" officeooo:rsid="015af0ad" style:font-name-complex="Times New Roman1"/>
    </style:style>
    <style:style style:name="T9" style:family="text">
      <style:text-properties style:font-name="Times New Roman" officeooo:rsid="00c14846" style:font-name-complex="Times New Roman1"/>
    </style:style>
    <style:style style:name="T10" style:family="text">
      <style:text-properties style:font-name="Times New Roman" officeooo:rsid="00efcc12" style:font-name-complex="Times New Roman1"/>
    </style:style>
    <style:style style:name="T11" style:family="text">
      <style:text-properties style:font-name="Times New Roman" officeooo:rsid="01127868" style:font-name-complex="Times New Roman1"/>
    </style:style>
    <style:style style:name="T12" style:family="text">
      <style:text-properties style:font-name="Times New Roman" officeooo:rsid="01610fc9" style:font-name-complex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енко-мат. День 15.</text:p>
      <text:list xml:id="list3849361272" text:style-name="L1">
        <text:list-item>
          <text:p text:style-name="P2"><text:span text:style-name="T2">имя</text:span><text:span text:style-name="T7"> </text:span><text:span text:style-name="T8">(не больше 14 символов)</text:span></text:p>
        </text:list-item>
      </text:list>
      <text:p text:style-name="P6">_________________________</text:p>
      <text:list xml:id="list23936658319058" text:continue-numbering="true" text:style-name="L1">
        <text:list-item>
          <text:p text:style-name="P2"><text:span text:style-name="T3">время</text:span><text:span text:style-name="T9"> </text:span><text:span text:style-name="T8">прихода в Военко-мат </text:span><text:span text:style-name="T9">в формате чч:мм</text:span></text:p>
        </text:list-item>
      </text:list>
      <text:p text:style-name="P6">_________________________</text:p>
      <text:list xml:id="list23937329798771" text:continue-numbering="true" text:style-name="L1">
        <text:list-item>
          <text:p text:style-name="P2"><text:span text:style-name="T4">порядок обхода</text:span><text:span text:style-name="T9"> </text:span><text:span text:style-name="T10">(12</text:span><text:span text:style-name="T11">3</text:span><text:span text:style-name="T7">45678</text:span><text:span text:style-name="T11"> в любой перестановке</text:span><text:span text:style-name="T10">)</text:span></text:p>
        </text:list-item>
      </text:list>
      <text:p text:style-name="P6">_________________________</text:p>
      <text:list xml:id="list23937376690714" text:continue-numbering="true" text:style-name="L1">
        <text:list-item>
          <text:p text:style-name="P2"><text:span text:style-name="T5">число k_</text:span><text:span text:style-name="T2">1</text:span><text:span text:style-name="T11"> – </text:span><text:span text:style-name="T7">для кабинета 5 (поменять 1-ого и k_1-ого)</text:span></text:p>
        </text:list-item>
      </text:list>
      <text:p text:style-name="P6">_________________________</text:p>
      <text:list xml:id="list23937118235440" text:continue-numbering="true" text:style-name="L1">
        <text:list-item>
          <text:p text:style-name="P4"><text:span text:style-name="T2">ч</text:span><text:span text:style-name="T1">исло k_2</text:span><text:span text:style-name="T6"> – </text:span><text:span text:style-name="T7">для кабинета </text:span><text:span text:style-name="T6">6</text:span><text:span text:style-name="T7"> (поменять </text:span><text:span text:style-name="T6">последнего</text:span><text:span text:style-name="T7"> и k_</text:span><text:span text:style-name="T6">2</text:span><text:span text:style-name="T7">-ого </text:span><text:span text:style-name="T6">с конца</text:span><text:span text:style-name="T7">)</text:span></text:p>
        </text:list-item>
      </text:list>
      <text:p text:style-name="P6">_________________________</text:p>
      <text:list xml:id="list23937157780119" text:continue-numbering="true" text:style-name="L1">
        <text:list-item>
          <text:p text:style-name="P4"><text:span text:style-name="T2">ч</text:span><text:span text:style-name="T1">исло m</text:span><text:span text:style-name="T6"> – для кабинета 3 (угадать чётность числа прошедших кабинет 3) </text:span><text:span text:style-name="T12">(значения 0, 1)</text:span></text:p>
        </text:list-item>
      </text:list>
      <text:p text:style-name="P6">_________________________</text:p>
      <text:list xml:id="list23935691118773" text:continue-numbering="true" text:style-name="L1">
        <text:list-item>
          <text:p text:style-name="P4"><text:span text:style-name="T1">число n</text:span><text:span text:style-name="T6"> – для ускорения (мне только спросить) (может принимать только значения 1, 2, 4, 7, 8)</text:span></text:p>
        </text:list-item>
      </text:list>
      <text:p text:style-name="P6">_________________________</text:p>
      <text:list xml:id="list23936977502626" text:continue-numbering="true" text:style-name="L1">
        <text:list-item>
          <text:p text:style-name="P4"><text:span text:style-name="T1">число p</text:span><text:span text:style-name="T6"> – для доп.справки (оценить число участников)</text:span></text:p>
        </text:list-item>
      </text:list>
      <text:p text:style-name="P6">_________________________</text:p>
      <text:p text:style-name="P8">Военко-мат. День 15.</text:p>
      <text:list xml:id="list23936623036642" text:continue-numbering="true" text:style-name="L1">
        <text:list-item>
          <text:p text:style-name="P3"><text:span text:style-name="T2">имя</text:span><text:span text:style-name="T7"> </text:span><text:span text:style-name="T8">(не больше 14 символов)</text:span></text:p>
        </text:list-item>
      </text:list>
      <text:p text:style-name="P7">_________________________</text:p>
      <text:list xml:id="list23936988927683" text:continue-numbering="true" text:style-name="L1">
        <text:list-item>
          <text:p text:style-name="P3"><text:span text:style-name="T3">время</text:span><text:span text:style-name="T9"> </text:span><text:span text:style-name="T8">прихода в Военко-мат </text:span><text:span text:style-name="T9">в формате чч:мм</text:span></text:p>
        </text:list-item>
      </text:list>
      <text:p text:style-name="P7">_________________________</text:p>
      <text:list xml:id="list23936962882936" text:continue-numbering="true" text:style-name="L1">
        <text:list-item>
          <text:p text:style-name="P3"><text:span text:style-name="T4">порядок обхода</text:span><text:span text:style-name="T9"> </text:span><text:span text:style-name="T10">(12</text:span><text:span text:style-name="T11">3</text:span><text:span text:style-name="T7">45678</text:span><text:span text:style-name="T11"> в любой перестановке</text:span><text:span text:style-name="T10">)</text:span></text:p>
        </text:list-item>
      </text:list>
      <text:p text:style-name="P7">_________________________</text:p>
      <text:list xml:id="list23936659835006" text:continue-numbering="true" text:style-name="L1">
        <text:list-item>
          <text:p text:style-name="P3"><text:span text:style-name="T5">число k_</text:span><text:span text:style-name="T2">1</text:span><text:span text:style-name="T11"> – </text:span><text:span text:style-name="T7">для кабинета 5 (поменять 1-ого и k_1-ого)</text:span></text:p>
        </text:list-item>
      </text:list>
      <text:p text:style-name="P7">_________________________</text:p>
      <text:list xml:id="list23937319823870" text:continue-numbering="true" text:style-name="L1">
        <text:list-item>
          <text:p text:style-name="P5"><text:span text:style-name="T2">ч</text:span><text:span text:style-name="T1">исло k_2</text:span><text:span text:style-name="T6"> – </text:span><text:span text:style-name="T7">для кабинета </text:span><text:span text:style-name="T6">6</text:span><text:span text:style-name="T7"> (поменять </text:span><text:span text:style-name="T6">последнего</text:span><text:span text:style-name="T7"> и k_</text:span><text:span text:style-name="T6">2</text:span><text:span text:style-name="T7">-ого </text:span><text:span text:style-name="T6">с конца</text:span><text:span text:style-name="T7">)</text:span></text:p>
        </text:list-item>
      </text:list>
      <text:p text:style-name="P7">_________________________</text:p>
      <text:list xml:id="list23937719223239" text:continue-numbering="true" text:style-name="L1">
        <text:list-item>
          <text:p text:style-name="P5"><text:span text:style-name="T2">ч</text:span><text:span text:style-name="T1">исло m</text:span><text:span text:style-name="T6"> – для кабинета 3 (угадать чётность числа прошедших кабинет 3) </text:span><text:span text:style-name="T12">(значения 0, 1)</text:span></text:p>
        </text:list-item>
      </text:list>
      <text:p text:style-name="P7">_________________________</text:p>
      <text:list xml:id="list23935874750208" text:continue-numbering="true" text:style-name="L1">
        <text:list-item>
          <text:p text:style-name="P5"><text:span text:style-name="T1">число n</text:span><text:span text:style-name="T6"> – для ускорения (мне только спросить) (может принимать только значения 1, 2, 4, 7, 8)</text:span></text:p>
        </text:list-item>
      </text:list>
      <text:p text:style-name="P7">_________________________</text:p>
      <text:list xml:id="list23937614630231" text:continue-numbering="true" text:style-name="L1">
        <text:list-item>
          <text:p text:style-name="P5"><text:span text:style-name="T1">число p</text:span><text:span text:style-name="T6"> – для доп.справки (оценить число участников)</text:span></text:p>
        </text:list-item>
      </text:list>
      <text:p text:style-name="P7">_________________________</text:p>
      <text:p text:style-name="P8">Военко-мат. День 15.</text:p>
      <text:list xml:id="list23936715817764" text:continue-numbering="true" text:style-name="L1">
        <text:list-item>
          <text:p text:style-name="P3"><text:span text:style-name="T2">имя</text:span><text:span text:style-name="T7"> </text:span><text:span text:style-name="T8">(не больше 14 символов)</text:span></text:p>
        </text:list-item>
      </text:list>
      <text:p text:style-name="P7">_________________________</text:p>
      <text:list xml:id="list23935695935464" text:continue-numbering="true" text:style-name="L1">
        <text:list-item>
          <text:p text:style-name="P3"><text:span text:style-name="T3">время</text:span><text:span text:style-name="T9"> </text:span><text:span text:style-name="T8">прихода в Военко-мат </text:span><text:span text:style-name="T9">в формате чч:мм</text:span></text:p>
        </text:list-item>
      </text:list>
      <text:p text:style-name="P7">_________________________</text:p>
      <text:list xml:id="list23936091092372" text:continue-numbering="true" text:style-name="L1">
        <text:list-item>
          <text:p text:style-name="P3"><text:span text:style-name="T4">порядок обхода</text:span><text:span text:style-name="T9"> </text:span><text:span text:style-name="T10">(12</text:span><text:span text:style-name="T11">3</text:span><text:span text:style-name="T7">45678</text:span><text:span text:style-name="T11"> в любой перестановке</text:span><text:span text:style-name="T10">)</text:span></text:p>
        </text:list-item>
      </text:list>
      <text:p text:style-name="P7">_________________________</text:p>
      <text:list xml:id="list23937127483060" text:continue-numbering="true" text:style-name="L1">
        <text:list-item>
          <text:p text:style-name="P3"><text:span text:style-name="T5">число k_</text:span><text:span text:style-name="T2">1</text:span><text:span text:style-name="T11"> – </text:span><text:span text:style-name="T7">для кабинета 5 (поменять 1-ого и k_1-ого)</text:span></text:p>
        </text:list-item>
      </text:list>
      <text:p text:style-name="P7">_________________________</text:p>
      <text:list xml:id="list23936696211359" text:continue-numbering="true" text:style-name="L1">
        <text:list-item>
          <text:p text:style-name="P5"><text:span text:style-name="T2">ч</text:span><text:span text:style-name="T1">исло k_2</text:span><text:span text:style-name="T6"> – </text:span><text:span text:style-name="T7">для кабинета </text:span><text:span text:style-name="T6">6</text:span><text:span text:style-name="T7"> (поменять </text:span><text:span text:style-name="T6">последнего</text:span><text:span text:style-name="T7"> и k_</text:span><text:span text:style-name="T6">2</text:span><text:span text:style-name="T7">-ого </text:span><text:span text:style-name="T6">с конца</text:span><text:span text:style-name="T7">)</text:span></text:p>
        </text:list-item>
      </text:list>
      <text:p text:style-name="P7">_________________________</text:p>
      <text:list xml:id="list23936618042698" text:continue-numbering="true" text:style-name="L1">
        <text:list-item>
          <text:p text:style-name="P5"><text:span text:style-name="T2">ч</text:span><text:span text:style-name="T1">исло m</text:span><text:span text:style-name="T6"> – для кабинета 3 (угадать чётность числа прошедших кабинет 3) </text:span><text:span text:style-name="T12">(значения 0, 1)</text:span></text:p>
        </text:list-item>
      </text:list>
      <text:p text:style-name="P7">_________________________</text:p>
      <text:list xml:id="list23936201882012" text:continue-numbering="true" text:style-name="L1">
        <text:list-item>
          <text:p text:style-name="P5"><text:span text:style-name="T1">число n</text:span><text:span text:style-name="T6"> – для ускорения (мне только спросить) (может принимать только значения 1, 2, 4, 7, 8)</text:span></text:p>
        </text:list-item>
      </text:list>
      <text:p text:style-name="P7">_________________________</text:p>
      <text:list xml:id="list23937804212158" text:continue-numbering="true" text:style-name="L1">
        <text:list-item>
          <text:p text:style-name="P5"><text:span text:style-name="T1">число p</text:span><text:span text:style-name="T6"> – для доп.справки (оценить число участников)</text:span></text:p>
        </text:list-item>
      </text:list>
      <text:p text:style-name="P7">_________________________</text:p>
      <text:p text:style-name="P8">Военко-мат. День 15.</text:p>
      <text:list xml:id="list23936752465590" text:continue-numbering="true" text:style-name="L1">
        <text:list-item>
          <text:p text:style-name="P3"><text:span text:style-name="T2">имя</text:span><text:span text:style-name="T7"> </text:span><text:span text:style-name="T8">(не больше 14 символов)</text:span></text:p>
        </text:list-item>
      </text:list>
      <text:p text:style-name="P7">_________________________</text:p>
      <text:list xml:id="list23937044934649" text:continue-numbering="true" text:style-name="L1">
        <text:list-item>
          <text:p text:style-name="P3"><text:span text:style-name="T3">время</text:span><text:span text:style-name="T9"> </text:span><text:span text:style-name="T8">прихода в Военко-мат </text:span><text:span text:style-name="T9">в формате чч:мм</text:span></text:p>
        </text:list-item>
      </text:list>
      <text:p text:style-name="P7">_________________________</text:p>
      <text:list xml:id="list23935878327696" text:continue-numbering="true" text:style-name="L1">
        <text:list-item>
          <text:p text:style-name="P3"><text:span text:style-name="T4">порядок обхода</text:span><text:span text:style-name="T9"> </text:span><text:span text:style-name="T10">(12</text:span><text:span text:style-name="T11">3</text:span><text:span text:style-name="T7">45678</text:span><text:span text:style-name="T11"> в любой перестановке</text:span><text:span text:style-name="T10">)</text:span></text:p>
        </text:list-item>
      </text:list>
      <text:p text:style-name="P7">_________________________</text:p>
      <text:list xml:id="list23937243364928" text:continue-numbering="true" text:style-name="L1">
        <text:list-item>
          <text:p text:style-name="P3"><text:span text:style-name="T5">число k_</text:span><text:span text:style-name="T2">1</text:span><text:span text:style-name="T11"> – </text:span><text:span text:style-name="T7">для кабинета 5 (поменять 1-ого и k_1-ого)</text:span></text:p>
        </text:list-item>
      </text:list>
      <text:p text:style-name="P7">_________________________</text:p>
      <text:list xml:id="list23937246431487" text:continue-numbering="true" text:style-name="L1">
        <text:list-item>
          <text:p text:style-name="P5"><text:span text:style-name="T2">ч</text:span><text:span text:style-name="T1">исло k_2</text:span><text:span text:style-name="T6"> – </text:span><text:span text:style-name="T7">для кабинета </text:span><text:span text:style-name="T6">6</text:span><text:span text:style-name="T7"> (поменять </text:span><text:span text:style-name="T6">последнего</text:span><text:span text:style-name="T7"> и k_</text:span><text:span text:style-name="T6">2</text:span><text:span text:style-name="T7">-ого </text:span><text:span text:style-name="T6">с конца</text:span><text:span text:style-name="T7">)</text:span></text:p>
        </text:list-item>
      </text:list>
      <text:p text:style-name="P7">_________________________</text:p>
      <text:list xml:id="list23937699573488" text:continue-numbering="true" text:style-name="L1">
        <text:list-item>
          <text:p text:style-name="P5"><text:span text:style-name="T2">ч</text:span><text:span text:style-name="T1">исло m</text:span><text:span text:style-name="T6"> – для кабинета 3 (угадать чётность числа прошедших кабинет 3) </text:span><text:span text:style-name="T12">(значения 0, 1)</text:span></text:p>
        </text:list-item>
      </text:list>
      <text:p text:style-name="P7">_________________________</text:p>
      <text:list xml:id="list23936287525920" text:continue-numbering="true" text:style-name="L1">
        <text:list-item>
          <text:p text:style-name="P5"><text:span text:style-name="T1">число n</text:span><text:span text:style-name="T6"> – для ускорения (мне только спросить) (может принимать только значения 1, 2, 4, 7, 8)</text:span></text:p>
        </text:list-item>
      </text:list>
      <text:p text:style-name="P7">_________________________</text:p>
      <text:list xml:id="list23936114345435" text:continue-numbering="true" text:style-name="L1">
        <text:list-item>
          <text:p text:style-name="P5"><text:span text:style-name="T1">число p</text:span><text:span text:style-name="T6"> – для доп.справки (оценить число участников)</text:span></text:p>
        </text:list-item>
      </text:list>
      <text:p text:style-name="P7">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02:17:33.326302647</meta:creation-date>
    <dc:date>2019-07-21T02:39:35.541730959</dc:date>
    <meta:editing-duration>PT3M55S</meta:editing-duration>
    <meta:editing-cycles>2</meta:editing-cycles>
    <meta:generator>LibreOffice/6.2.2.2$Linux_X86_64 LibreOffice_project/20$Build-2</meta:generator>
    <meta:document-statistic meta:table-count="0" meta:image-count="0" meta:object-count="0" meta:page-count="4" meta:paragraph-count="68" meta:word-count="376" meta:character-count="2823" meta:non-whitespace-character-count="2527"/>
  </office:meta>
</office:document-meta>
</file>